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LO-normal">
      <style:paragraph-properties fo:line-height="135%" fo:text-align="justify" style:justify-single-word="false">
        <style:tab-stops>
          <style:tab-stop style:position="4.3311in"/>
        </style:tab-stops>
      </style:paragraph-properties>
      <style:text-properties officeooo:paragraph-rsid="00065110"/>
    </style:style>
    <style:style style:name="P2" style:family="paragraph" style:parent-style-name="LO-normal">
      <style:paragraph-properties fo:line-height="150%" fo:text-align="justify" style:justify-single-word="false">
        <style:tab-stops>
          <style:tab-stop style:position="4.3311in"/>
        </style:tab-stops>
      </style:paragraph-properties>
      <style:text-properties fo:font-weight="normal" officeooo:rsid="00065110" officeooo:paragraph-rsid="00065110" style:font-weight-asian="normal" style:font-weight-complex="normal"/>
    </style:style>
    <style:style style:name="P3" style:family="paragraph" style:parent-style-name="Standard">
      <style:paragraph-properties fo:line-height="150%" fo:text-align="justify" style:justify-single-word="false">
        <style:tab-stops>
          <style:tab-stop style:position="4.3311in"/>
        </style:tab-stops>
      </style:paragraph-properties>
      <style:text-properties fo:language="en" fo:country="US" fo:font-weight="normal" officeooo:rsid="0008935b" officeooo:paragraph-rsid="00065110" style:font-weight-asian="normal" style:font-weight-complex="normal"/>
    </style:style>
    <style:style style:name="P4" style:family="paragraph" style:parent-style-name="LO-normal">
      <style:paragraph-properties fo:line-height="135%" fo:text-align="justify" style:justify-single-word="false" fo:break-before="page">
        <style:tab-stops>
          <style:tab-stop style:position="4.3311in"/>
        </style:tab-stops>
      </style:paragraph-properties>
      <style:text-properties fo:font-size="14pt" fo:language="en" fo:country="US" fo:font-weight="bold" officeooo:paragraph-rsid="00065110" style:font-size-asian="14pt" style:font-weight-asian="bold" style:font-size-complex="14pt"/>
    </style:style>
    <style:style style:name="P5" style:family="paragraph" style:parent-style-name="LO-normal">
      <style:paragraph-properties fo:line-height="135%" fo:text-align="justify" style:justify-single-word="false">
        <style:tab-stops>
          <style:tab-stop style:position="4.3311in"/>
        </style:tab-stops>
      </style:paragraph-properties>
      <style:text-properties fo:language="en" fo:country="US" fo:font-weight="bold" officeooo:rsid="00065110" officeooo:paragraph-rsid="00065110" style:font-weight-asian="bold"/>
    </style:style>
    <style:style style:name="P6" style:family="paragraph" style:parent-style-name="LO-normal">
      <style:paragraph-properties fo:line-height="135%" fo:text-align="justify" style:justify-single-word="false">
        <style:tab-stops>
          <style:tab-stop style:position="4.3311in"/>
        </style:tab-stops>
      </style:paragraph-properties>
      <style:text-properties fo:language="en" fo:country="US" fo:font-weight="bold" officeooo:rsid="00065110" officeooo:paragraph-rsid="000ac87c" style:font-weight-asian="bold"/>
    </style:style>
    <style:style style:name="P7" style:family="paragraph" style:parent-style-name="LO-normal">
      <style:paragraph-properties fo:line-height="135%" fo:text-align="justify" style:justify-single-word="false">
        <style:tab-stops>
          <style:tab-stop style:position="4.3311in"/>
        </style:tab-stops>
      </style:paragraph-properties>
      <style:text-properties fo:language="en" fo:country="US" fo:font-weight="bold" officeooo:rsid="000ac87c" officeooo:paragraph-rsid="000ac87c" style:font-weight-asian="bold"/>
    </style:style>
    <style:style style:name="P8" style:family="paragraph" style:parent-style-name="LO-normal">
      <style:paragraph-properties fo:line-height="150%" fo:text-align="justify" style:justify-single-word="false">
        <style:tab-stops>
          <style:tab-stop style:position="4.3311in"/>
        </style:tab-stops>
      </style:paragraph-properties>
      <style:text-properties fo:language="en" fo:country="US" fo:font-weight="normal" officeooo:rsid="00065110" officeooo:paragraph-rsid="00065110" style:font-weight-asian="normal" style:font-weight-complex="normal"/>
    </style:style>
    <style:style style:name="P9" style:family="paragraph" style:parent-style-name="LO-normal">
      <style:paragraph-properties fo:line-height="150%" fo:text-align="justify" style:justify-single-word="false">
        <style:tab-stops>
          <style:tab-stop style:position="4.3311in"/>
        </style:tab-stops>
      </style:paragraph-properties>
      <style:text-properties officeooo:paragraph-rsid="000a1122"/>
    </style:style>
    <style:style style:name="P10" style:family="paragraph" style:parent-style-name="LO-normal">
      <style:paragraph-properties fo:line-height="150%" fo:text-align="justify" style:justify-single-word="false">
        <style:tab-stops>
          <style:tab-stop style:position="4.3311in"/>
        </style:tab-stops>
      </style:paragraph-properties>
      <style:text-properties officeooo:paragraph-rsid="000ac87c"/>
    </style:style>
    <style:style style:name="P11" style:family="paragraph" style:parent-style-name="LO-normal">
      <style:paragraph-properties fo:line-height="150%" fo:text-align="justify" style:justify-single-word="false">
        <style:tab-stops>
          <style:tab-stop style:position="4.3311in"/>
        </style:tab-stops>
      </style:paragraph-properties>
      <style:text-properties style:font-name="sans-serif" fo:font-size="11.75pt" officeooo:paragraph-rsid="000a1122"/>
    </style:style>
    <style:style style:name="P12" style:family="paragraph" style:parent-style-name="LO-normal">
      <style:paragraph-properties fo:line-height="135%" fo:text-align="justify" style:justify-single-word="false">
        <style:tab-stops>
          <style:tab-stop style:position="4.3311in"/>
        </style:tab-stops>
      </style:paragraph-properties>
      <style:text-properties officeooo:paragraph-rsid="000ac87c"/>
    </style:style>
    <style:style style:name="P13" style:family="paragraph" style:parent-style-name="LO-normal">
      <style:paragraph-properties fo:line-height="150%" fo:text-align="justify" style:justify-single-word="false">
        <style:tab-stops>
          <style:tab-stop style:position="4.3311in"/>
        </style:tab-stops>
      </style:paragraph-properties>
      <style:text-properties officeooo:rsid="000cad6b" officeooo:paragraph-rsid="000cad6b"/>
    </style:style>
    <style:style style:name="T1" style:family="text">
      <style:text-properties fo:language="en" fo:country="US" fo:font-weight="normal" officeooo:rsid="00065110" style:font-weight-asian="normal" style:font-weight-complex="normal"/>
    </style:style>
    <style:style style:name="T2" style:family="text">
      <style:text-properties fo:language="en" fo:country="US" fo:font-weight="normal" officeooo:rsid="0008935b" style:font-weight-asian="normal" style:font-weight-complex="normal"/>
    </style:style>
    <style:style style:name="T3" style:family="text">
      <style:text-properties fo:language="en" fo:country="US" fo:font-weight="normal" officeooo:rsid="0009c1b0" style:font-weight-asian="normal" style:font-weight-complex="normal"/>
    </style:style>
    <style:style style:name="T4" style:family="text">
      <style:text-properties fo:language="en" fo:country="US" fo:font-weight="normal" officeooo:rsid="000a1122" style:font-weight-asian="normal" style:font-weight-complex="normal"/>
    </style:style>
    <style:style style:name="T5" style:family="text">
      <style:text-properties fo:language="en" fo:country="US" fo:font-weight="normal" officeooo:rsid="000ac87c" style:font-weight-asian="normal" style:font-weight-complex="normal"/>
    </style:style>
    <style:style style:name="T6" style:family="text">
      <style:text-properties fo:language="en" fo:country="US" fo:font-style="italic" fo:font-weight="normal" officeooo:rsid="000a1122" style:font-style-asian="italic" style:font-weight-asian="normal" style:font-style-complex="italic" style:font-weight-complex="normal"/>
    </style:style>
    <style:style style:name="T7" style:family="text">
      <style:text-properties officeooo:rsid="000a1122"/>
    </style:style>
    <style:style style:name="T8" style:family="text">
      <style:text-properties fo:font-style="italic" style:font-style-asian="italic" style:font-style-complex="italic"/>
    </style:style>
    <style:style style:name="fr1" style:family="graphic" style:parent-style-name="Formula">
      <style:graphic-properties style:run-through="foreground" style:wrap="none" style:vertical-pos="from-top" style:vertical-rel="page" style:horizontal-pos="center"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1" svg:y="5.7472in" svg:width="0.811in" svg:height="0.4618in" draw:z-index="0">
        <draw:object xlink:href="./Object 1" xlink:type="simple" xlink:show="embed" xlink:actuate="onLoad"/>
        <draw:image xlink:href="./ObjectReplacements/Object 1" xlink:type="simple" xlink:show="embed" xlink:actuate="onLoad"/>
      </draw:frame>
      <text:p text:style-name="P4">Methods</text:p>
      <text:p text:style-name="P1"/>
      <text:p text:style-name="P5">PSI Junction Clustering</text:p>
      <text:p text:style-name="P1"/>
      <text:p text:style-name="P9"><text:span text:style-name="T1">From samples that we have </text:span><text:span text:style-name="T2">both</text:span><text:span text:style-name="T1"> WGS data and RNA-seq </text:span><text:span text:style-name="T2">(17 samples from Peifer et al, 2012; 57 from George et al, 2015)</text:span><text:span text:style-name="T1">, we mapped </text:span><text:span text:style-name="T2">the RNA-seq paired-end reads </text:span><text:span text:style-name="T1">this reads to the reference genome (hg19) using STAR mappe</text:span><text:span text:style-name="T3">r</text:span><text:span text:style-name="T1"> (Dobin et al, 2013). </text:span><text:span text:style-name="T2">The following parameters </text:span><text:span text:style-name="T1">were applied: options: </text:span><text:span text:style-name="T2">--outFilterMultimapNmax 100, --outFilterMismatchNmax 33, --seedSearchStartLmax 12, --alignSJoverhangMin 15, --outFilterMatchNminOverLread 0, --outFilterScoreMinOverLread 0.3, --alignSJDBoverhangMin 1, --outSJfilterOverhangMin 20 10 10 10 and --alignIntronMax 500000. We selected this parameters in order to obtain the best number of reads mapping junctions based on (</text:span><text:span text:style-name="T8">Simulation-based comprehensive benchmarking of RNA-seq aligners</text:span>, <text:span text:style-name="T7">Baruzzo et al, 2016)</text:span><text:span text:style-name="T2">.</text:span><text:span text:style-name="T1"> The coordinates of reads potentially crossing exon boundaries were derived from the respective “SJ.out.tab” file. </text:span><text:span text:style-name="T4">In order to obtain the local variations of this junctions between mutated and non mutated samples, we used LeafCutter (</text:span><text:a xlink:type="simple" xlink:href="http://biorxiv.org/content/early/2016/03/16/044107">http://biorxiv.org/content/early/2016/03/16/044107</text:a><text:span text:style-name="T4">). This software cluster all those junctions that share a donor or an acceptor splice site. Then, we obtained the inclusion value of each junction, </text:span><text:span text:style-name="T5">or Percent Splice Index (PSI),</text:span><text:span text:style-name="T4"> with respect to the total reads mapped to the other junctions of the same cluster:</text:span></text:p>
      <text:p text:style-name="P9"/>
      <text:p text:style-name="P6"/>
      <text:p text:style-name="P7">Intron retention</text:p>
      <text:p text:style-name="P12"/>
      <text:p text:style-name="P13">The previous method doesn't allow to measure posible intron retention event changes. In order to inspect this values, we used Keep Me Around (<text:a xlink:type="simple" xlink:href="https://github.com/pachterlab/kma">https://github.com/pachterlab/kma</text:a>) for obtaining all the possible retained intron events from the transcriptome annotation. We added all this intron sequences to the original full transcript sequences, and realligned the RNA-seq reads with Salmon (Patro et al, 2017). We filtered the TPM values associated to our new annotated introns, as if they were new transcripts, and normalized by the corresponding gene TPM in which the intron is falling.</text:p>
      <text:p text:style-name="P10"/>
      <text:p text:style-name="P2"/>
      <text:p text:style-name="P2"/>
      <text:p text:style-name="P8"/>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ans-serif" svg:font-family="sans-serif"/>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O-normal" style:family="paragraph" style:default-outline-level="">
      <style:paragraph-properties fo:line-height="115%" fo:text-align="start" style:justify-single-word="false" fo:orphans="2" fo:widows="2" fo:hyphenation-ladder-count="no-limit" style:punctuation-wrap="hanging" style:writing-mode="lr-tb"/>
      <style:text-properties fo:color="#000000" style:font-name="Arial" fo:font-family="Arial" style:font-family-generic="roman" style:font-pitch="variable" fo:font-size="11pt" fo:language="en" fo:country="GB"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Luis Trincado</meta:initial-creator>
    <meta:creation-date>2017-05-10T11:46:13.032913566</meta:creation-date>
    <dc:date>2017-05-11T15:00:27.942395587</dc:date>
    <dc:creator>Juan Luis Trincado</dc:creator>
    <meta:editing-duration>PT8H6M33S</meta:editing-duration>
    <meta:editing-cycles>2</meta:editing-cycles>
    <meta:generator>LibreOffice/4.2.8.2$Linux_X86_64 LibreOffice_project/420$Build-2</meta:generator>
    <meta:document-statistic meta:table-count="0" meta:image-count="0" meta:object-count="1" meta:page-count="1" meta:paragraph-count="5" meta:word-count="281" meta:character-count="1917" meta:non-whitespace-character-count="1650"/>
  </office:meta>
</office:document-meta>
</file>

<file path=Object 1/content.xml><?xml version="1.0" encoding="utf-8"?>
<math xmlns="http://www.w3.org/1998/Math/MathML" display="block">
  <semantics>
    <mrow>
      <mi mathvariant="italic">PSI</mi>
      <mo stretchy="false">=</mo>
      <mfrac>
        <msub>
          <mi>r</mi>
          <mi>i</mi>
        </msub>
        <mrow>
          <mo stretchy="false">∑</mo>
          <mi>r</mi>
        </mrow>
      </mfrac>
    </mrow>
    <annotation encoding="StarMath 5.0">PSI= {r_i} over { sum r } </annotation>
  </semantics>
</math>
</file>